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4.359cm" style:rel-column-width="16801*"/>
    </style:style>
    <style:style style:name="Table1.B" style:family="table-column">
      <style:table-column-properties style:column-width="12.642cm" style:rel-column-width="48734*"/>
    </style:style>
    <style:style style:name="Table1.A1" style:family="table-cell">
      <style:table-cell-properties style:vertical-align="middle" fo:padding="0.053cm" fo:border-left="0.035cm solid #808080" fo:border-right="none" fo:border-top="0.035cm solid #808080" fo:border-bottom="0.035cm solid #808080"/>
    </style:style>
    <style:style style:name="Table1.B1" style:family="table-cell">
      <style:table-cell-properties style:vertical-align="middle" fo:padding="0.053cm" fo:border="0.035cm solid #808080"/>
    </style:style>
    <style:style style:name="Table1.A2" style:family="table-cell">
      <style:table-cell-properties style:vertical-align="middle" fo:padding="0.053cm" fo:border-left="0.035cm solid #808080" fo:border-right="none" fo:border-top="none" fo:border-bottom="0.035cm solid #808080"/>
    </style:style>
    <style:style style:name="Table1.B2" style:family="table-cell">
      <style:table-cell-properties style:vertical-align="middle" fo:padding="0.053cm" fo:border-left="0.035cm solid #808080" fo:border-right="0.035cm solid #808080" fo:border-top="none" fo:border-bottom="0.035cm solid #808080"/>
    </style:style>
    <style:style style:name="Table2" style:family="table">
      <style:table-properties style:width="17cm" style:rel-width="100%" table:align="left"/>
    </style:style>
    <style:style style:name="Table2.A" style:family="table-column">
      <style:table-column-properties style:column-width="3.127cm" style:rel-column-width="12055*"/>
    </style:style>
    <style:style style:name="Table2.B" style:family="table-column">
      <style:table-column-properties style:column-width="13.873cm" style:rel-column-width="53480*"/>
    </style:style>
    <style:style style:name="Table2.A1" style:family="table-cell">
      <style:table-cell-properties style:vertical-align="middle" fo:padding="0.053cm" fo:border-left="0.035cm solid #808080" fo:border-right="none" fo:border-top="0.035cm solid #808080" fo:border-bottom="0.035cm solid #808080"/>
    </style:style>
    <style:style style:name="Table2.B1" style:family="table-cell">
      <style:table-cell-properties style:vertical-align="middle" fo:padding="0.053cm" fo:border="0.035cm solid #808080"/>
    </style:style>
    <style:style style:name="Table2.A2" style:family="table-cell">
      <style:table-cell-properties style:vertical-align="middle" fo:padding="0.053cm" fo:border-left="0.035cm solid #808080" fo:border-right="none" fo:border-top="none" fo:border-bottom="0.035cm solid #808080"/>
    </style:style>
    <style:style style:name="Table2.B2" style:family="table-cell">
      <style:table-cell-properties style:vertical-align="middle" fo:padding="0.053cm" fo:border-left="0.035cm solid #808080" fo:border-right="0.035cm solid #808080" fo:border-top="none" fo:border-bottom="0.035cm solid #808080"/>
    </style:style>
    <style:style style:name="Table3" style:family="table">
      <style:table-properties style:width="17cm" style:rel-width="100%" table:align="left"/>
    </style:style>
    <style:style style:name="Table3.A" style:family="table-column">
      <style:table-column-properties style:column-width="5.514cm" style:rel-column-width="21255*"/>
    </style:style>
    <style:style style:name="Table3.B" style:family="table-column">
      <style:table-column-properties style:column-width="11.486cm" style:rel-column-width="44280*"/>
    </style:style>
    <style:style style:name="Table3.A1" style:family="table-cell">
      <style:table-cell-properties style:vertical-align="middle" fo:padding="0.053cm" fo:border-left="0.035cm solid #808080" fo:border-right="none" fo:border-top="0.035cm solid #808080" fo:border-bottom="0.035cm solid #808080"/>
    </style:style>
    <style:style style:name="Table3.B1" style:family="table-cell">
      <style:table-cell-properties style:vertical-align="middle" fo:padding="0.053cm" fo:border="0.035cm solid #808080"/>
    </style:style>
    <style:style style:name="Table3.A2" style:family="table-cell">
      <style:table-cell-properties style:vertical-align="middle" fo:padding="0.053cm" fo:border-left="0.035cm solid #808080" fo:border-right="none" fo:border-top="none" fo:border-bottom="0.035cm solid #808080"/>
    </style:style>
    <style:style style:name="Table3.B2" style:family="table-cell">
      <style:table-cell-properties style:vertical-align="middle" fo:padding="0.053cm" fo:border-left="0.035cm solid #808080" fo:border-right="0.035cm solid #808080" fo:border-top="none" fo:border-bottom="0.035cm solid #808080"/>
    </style:style>
    <style:style style:name="T1" style:family="text">
      <style:text-properties fo:font-weight="bold"/>
    </style:style>
    <style:style style:name="T2" style:family="text">
      <style:text-properties fo:color="#ff0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 to Program: The Fundamentals // Assignment 2 </text:h>
      <text:h text:style-name="Heading_20_2" text:outline-level="2">Preface </text:h>
      <text:h text:style-name="Heading_20_3" text:outline-level="3">Required Preparation </text:h>
      <text:p text:style-name="Text_20_body">This handout assumes that you have watched all the week 4 videos and also done the week 4 exercise. If you read this handout before you've done all of that, please come back and re-read it after you've passed the week 4 exercise. </text:p>
      <text:h text:style-name="Heading_20_3" text:outline-level="3">A2 Problem Domain: Deoxyribonucleic Acid (DNA) </text:h>
      <text:p text:style-name="Text_20_body"><text:a xlink:type="simple" xlink:href="http://en.wikipedia.org/wiki/Dna">DNA</text:a> is the double-stranded molecule that encodes genetic information for living organisms. DNA is made up of four kinds of <text:span text:style-name="Emphasis">nucleotides</text:span>, which are molecules that bond together to form DNA sequences. </text:p>
      <text:p text:style-name="Text_20_body">The four nucleotides are adenine (A), guanine (G), cytosine (C), and thymine (T). Each strand of DNA is a sequence of nucleotides, for example AGCTAC. In a program, we will use a string representation of this, <text:span text:style-name="Source_20_Text">"AGCTAC"</text:span>. </text:p>
      <text:p text:style-name="Text_20_body">DNA has 2 strands in a double helix. The nucleotides in one strand are bonded to the nucleotides in the other strand. A and T can be bonded together, and thus <text:span text:style-name="Emphasis">complement</text:span> each other; similarly, C and G are complements of each other. </text:p>
      <text:p text:style-name="Text_20_body">You can see a picture of this on <text:a xlink:type="simple" xlink:href="http://en.wikipedia.org/wiki/Dna">the Wikipedia page for DNA</text:a>. The two strands in DNA are <text:span text:style-name="Emphasis">complementary</text:span> because each nucleotide in one strand is bonded with its complement in the other strand. Thus, given the DNA sequence ACGTACG, its complementary strand is TGCATGC. </text:p>
      <text:h text:style-name="Heading_20_3" text:outline-level="3">Terminology in this handout </text:h>
      <text:p text:style-name="Text_20_body">A <text:span text:style-name="Emphasis">DNA sequence</text:span> is a sequence of nucleotides, such as TCATGT. </text:p>
      <text:p text:style-name="Horizontal_20_Line"/>
      <text:h text:style-name="Heading_20_2" text:outline-level="2"><text:bookmark text:name="whattodo"/>What to do </text:h>
      <text:h text:style-name="Heading_20_3" text:outline-level="3">Step 1: Download the starter code </text:h>
      <text:p text:style-name="Text_20_body">In this assignment, we are providing <text:span text:style-name="Emphasis">starter code</text:span> that contains some function headers and docstrings. </text:p>
      <text:p text:style-name="Text_20_body">Download the starter code: <text:a xlink:type="simple" xlink:href="http://spark-public.s3.amazonaws.com/programming1/a2/a2.py">a2.py</text:a>. </text:p>
      <text:p text:style-name="Horizontal_20_Line"/>
      <text:h text:style-name="Heading_20_3" text:outline-level="3">Step 2: Write functions <text:span text:style-name="Source_20_Text">get_length</text:span>, <text:span text:style-name="Source_20_Text">is_longer</text:span>, <text:span text:style-name="Source_20_Text">count_nucleotides</text:span>, and <text:span text:style-name="Source_20_Text">contains_sequence</text:span>. </text:h>
      <text:p text:style-name="Text_20_body">For these functions, you may use built-in functions, <text:span text:style-name="Source_20_Text">str</text:span> operations (for example: <text:span text:style-name="Source_20_Text">in</text:span>, <text:span text:style-name="Source_20_Text">+</text:span>, indexing), and <text:span text:style-name="Source_20_Text">str</text:span> methods. </text:p>
      <table:table table:name="Table1" table:style-name="Table1">
        <table:table-column table:style-name="Table1.A"/>
        <table:table-column table:style-name="Table1.B"/>
        <text:soft-page-break/>
        <table:table-row>
          <table:table-cell table:style-name="Table1.A1" office:value-type="string">
            <text:p text:style-name="Table_20_Heading">Function name:<text:line-break/>(Parameter types) -&gt; Return type </text:p>
          </table:table-cell>
          <table:table-cell table:style-name="Table1.B1" office:value-type="string">
            <text:p text:style-name="Table_20_Heading">Description </text:p>
          </table:table-cell>
        </table:table-row>
        <table:table-row>
          <table:table-cell table:style-name="Table1.A2" office:value-type="string">
            <text:p text:style-name="Table_20_Contents"><text:span text:style-name="Source_20_Text">get_length:</text:span><text:line-break/><text:span text:style-name="Source_20_Text">(str) -&gt; int</text:span> </text:p>
          </table:table-cell>
          <table:table-cell table:style-name="Table1.B2" office:value-type="string">
            <text:p text:style-name="Table_20_Contents">The parameter is a DNA sequence. Return the length of that sequence. </text:p>
          </table:table-cell>
        </table:table-row>
        <table:table-row>
          <table:table-cell table:style-name="Table1.A2" office:value-type="string">
            <text:p text:style-name="Table_20_Contents"><text:span text:style-name="Source_20_Text">is_longer:</text:span><text:line-break/><text:span text:style-name="Source_20_Text">(str, str) -&gt; bool</text:span> </text:p>
          </table:table-cell>
          <table:table-cell table:style-name="Table1.B2" office:value-type="string">
            <text:p text:style-name="Table_20_Contents">The two parameters are DNA sequences. Return <text:span text:style-name="Source_20_Text">True</text:span> if and only if the first DNA sequence is longer than the second DNA sequence. </text:p>
          </table:table-cell>
        </table:table-row>
        <table:table-row>
          <table:table-cell table:style-name="Table1.A2" office:value-type="string">
            <text:p text:style-name="Table_20_Contents"><text:span text:style-name="Source_20_Text">count_nucleotides:</text:span><text:line-break/><text:span text:style-name="Source_20_Text">(str, str) -&gt; int</text:span> </text:p>
          </table:table-cell>
          <table:table-cell table:style-name="Table1.B2" office:value-type="string">
            <text:p text:style-name="Table_20_Contents">The first parameter is a DNA sequence and the second parameter is a nucleotide (<text:span text:style-name="Source_20_Text">'A'</text:span>, <text:span text:style-name="Source_20_Text">'T'</text:span>, <text:span text:style-name="Source_20_Text">'C'</text:span> or <text:span text:style-name="Source_20_Text">'G'</text:span>). Return the number of times the nucleotide occurs in the DNA sequence. </text:p>
          </table:table-cell>
        </table:table-row>
        <table:table-row>
          <table:table-cell table:style-name="Table1.A2" office:value-type="string">
            <text:p text:style-name="Table_20_Contents"><text:span text:style-name="Source_20_Text">contains_sequence:</text:span><text:line-break/><text:span text:style-name="Source_20_Text">(str, str) -&gt; bool</text:span> </text:p>
          </table:table-cell>
          <table:table-cell table:style-name="Table1.B2" office:value-type="string">
            <text:p text:style-name="Table_20_Contents">The two parameters are DNA sequences. Return <text:span text:style-name="Source_20_Text">True</text:span> if and only if the first DNA sequence contains the second DNA sequence. </text:p>
          </table:table-cell>
        </table:table-row>
      </table:table>
      <text:p text:style-name="Text_20_body">Once you have finished writing these functions, in IDLE, choose Run -&gt; Run Module. In the shell, test each function by running some example function calls. You can also submit your assignment at this point to see whether you're on the right track: remember, you can submit once every hour up until the deadline. If the example calls return the expected results and you pass all the tests when you submit, move on to Step 3. Otherwise, modify your code and repeat the tests. </text:p>
      <text:p text:style-name="Horizontal_20_Line"/>
      <text:h text:style-name="Heading_20_3" text:outline-level="3">Step 3: Write functions <text:span text:style-name="Source_20_Text">is_valid_sequence</text:span> and <text:span text:style-name="Source_20_Text">insert_sequence</text:span>. </text:h>
      <text:p text:style-name="Text_20_body">There is no starter code for these functions. Use the design recipe to complete them. We have given you some suggestions for examples to try, but you should come up with more on your own based on the descriptions. </text:p>
      <text:p text:style-name="Text_20_body">For these functions, you may use built-in functions and <text:span text:style-name="Source_20_Text">str</text:span> operations (for example: <text:span text:style-name="Source_20_Text">in</text:span>, <text:span text:style-name="Source_20_Text">+</text:span>, indexing). </text:p>
      <text:h text:style-name="Heading_20_4" text:outline-level="4"><text:span text:style-name="T2">Do not use </text:span><text:span text:style-name="Source_20_Text"><text:span text:style-name="T2">str</text:span></text:span><text:span text:style-name="T2"> methods.</text:span> </text:h>
      <table:table table:name="Table2" table:style-name="Table2">
        <table:table-column table:style-name="Table2.A"/>
        <table:table-column table:style-name="Table2.B"/>
        <table:table-row>
          <table:table-cell table:style-name="Table2.A1" office:value-type="string">
            <text:p text:style-name="Table_20_Heading">Function name:<text:line-break/>(Parameter types) -&gt; Return type </text:p>
          </table:table-cell>
          <table:table-cell table:style-name="Table2.B1" office:value-type="string">
            <text:p text:style-name="Table_20_Heading">Description </text:p>
          </table:table-cell>
        </table:table-row>
        <table:table-row>
          <table:table-cell table:style-name="Table2.A2" office:value-type="string">
            <text:p text:style-name="Table_20_Contents"><text:span text:style-name="Source_20_Text">is_valid_sequence:</text:span><text:line-break/><text:span text:style-name="Source_20_Text">(str) -&gt; bool</text:span> </text:p>
          </table:table-cell>
          <table:table-cell table:style-name="Table2.B2" office:value-type="string">
            <text:p text:style-name="Table_20_Contents">The parameter is a potential DNA sequence. Return <text:span text:style-name="Source_20_Text">True</text:span> if and only if the DNA sequence is valid (that is, it contains only nucleotide characters: <text:span text:style-name="Source_20_Text">'A'</text:span>, <text:span text:style-name="Source_20_Text">'T'</text:span>, <text:span text:style-name="Source_20_Text">'C'</text:span> and <text:span text:style-name="Source_20_Text">'G'</text:span>). <text:line-break/>There are at least 2 ways to approach this. One way is to can count the number of characters that are not nucleotides and then at the end check whether there were more than zero. Another way is to use a Boolean variable that represents whether you have found a non-nucleotide character; it would start off as <text:span text:style-name="Source_20_Text">True</text:span> and would be set to <text:span text:style-name="Source_20_Text">False</text:span> if you found something that wasn't an <text:span text:style-name="Source_20_Text">'A'</text:span>, <text:span text:style-name="Source_20_Text">'T'</text:span>, <text:span text:style-name="Source_20_Text">'C'</text:span> or <text:span text:style-name="Source_20_Text">'G'</text:span>. <text:line-break/>You should construct examples that contain only <text:span text:style-name="Source_20_Text">'A'</text:span>s, <text:span text:style-name="Source_20_Text">'T'</text:span>s, <text:span text:style-name="Source_20_Text">'C'</text:span>s and <text:span text:style-name="Source_20_Text">'G'</text:span>s, and you should also create examples that contain other characters. Lowercase characters are <text:span text:style-name="Emphasis">not</text:span> valid. </text:p>
          </table:table-cell>
        </table:table-row>
        <text:soft-page-break/>
        <table:table-row>
          <table:table-cell table:style-name="Table2.A2" office:value-type="string">
            <text:p text:style-name="Table_20_Contents"><text:span text:style-name="Source_20_Text">insert_sequence:</text:span><text:line-break/><text:span text:style-name="Source_20_Text">(str, str, int) -&gt; str</text:span> </text:p>
          </table:table-cell>
          <table:table-cell table:style-name="Table2.B2" office:value-type="string">
            <text:p text:style-name="Table_20_Contents">The first two parameters are DNA sequences and the third parameter is an index. Return the DNA sequence obtained by inserting the second DNA sequence into the first DNA sequence at the given index. (You can assume that the index is valid.) <text:line-break/>For example, If you call this function with arguments <text:span text:style-name="Source_20_Text">'CCGG'</text:span>, <text:span text:style-name="Source_20_Text">'AT'</text:span>, and <text:span text:style-name="Source_20_Text">2</text:span>, then it should return <text:span text:style-name="Source_20_Text">'CCATGG'</text:span>. <text:line-break/>When coming up with more examples, think about where the second DNA sequence might be inserted: what are the extremes? </text:p>
          </table:table-cell>
        </table:table-row>
      </table:table>
      <text:p text:style-name="Text_20_body">Once you have finished writing these functions, in IDLE, choose Run -&gt; Run Module. In the shell, test your function by running some example function calls. You can also submit your assignment to see whether you're on the right track: remember, you can submit once every hour up until the deadline. If the example calls return the expected results and you pass all the tests when you submit, move on to Step 4. Otherwise, modify your code and repeat the tests. </text:p>
      <text:p text:style-name="Horizontal_20_Line"/>
      <text:h text:style-name="Heading_20_3" text:outline-level="3">Step 4: Write functions <text:span text:style-name="Source_20_Text">get_complement</text:span> and <text:span text:style-name="Source_20_Text">get_complementary_sequence</text:span>. </text:h>
      <text:p text:style-name="Text_20_body">There is no starter code for these functions. Use the design recipe to complete them. We have given you some suggestions for examples to try, but you should come up with more on your own based on the descriptions. </text:p>
      <text:p text:style-name="Text_20_body">For these functions, you may use built-in functions and <text:span text:style-name="Source_20_Text">str</text:span> operations (for example: <text:span text:style-name="Source_20_Text">in</text:span>, <text:span text:style-name="Source_20_Text">+</text:span>, indexing). </text:p>
      <text:h text:style-name="Heading_20_4" text:outline-level="4"><text:span text:style-name="T2">Do not use </text:span><text:span text:style-name="Source_20_Text"><text:span text:style-name="T2">str</text:span></text:span><text:span text:style-name="T2"> methods.</text:span> </text:h>
      <table:table table:name="Table3" table:style-name="Table3">
        <table:table-column table:style-name="Table3.A"/>
        <table:table-column table:style-name="Table3.B"/>
        <table:table-row>
          <table:table-cell table:style-name="Table3.A1" office:value-type="string">
            <text:p text:style-name="Table_20_Heading">Function name:<text:line-break/>(Parameter types) -&gt; Return type </text:p>
          </table:table-cell>
          <table:table-cell table:style-name="Table3.B1" office:value-type="string">
            <text:p text:style-name="Table_20_Heading">Description </text:p>
          </table:table-cell>
        </table:table-row>
        <table:table-row>
          <table:table-cell table:style-name="Table3.A2" office:value-type="string">
            <text:p text:style-name="Table_20_Contents"><text:span text:style-name="Source_20_Text">get_complement:</text:span><text:line-break/><text:span text:style-name="Source_20_Text">(str) -&gt; str</text:span> </text:p>
          </table:table-cell>
          <table:table-cell table:style-name="Table3.B2" office:value-type="string">
            <text:p text:style-name="Table_20_Contents">The first parameter is a nucleotide (<text:span text:style-name="Source_20_Text">'A'</text:span>, <text:span text:style-name="Source_20_Text">'T'</text:span>, <text:span text:style-name="Source_20_Text">'C'</text:span> or <text:span text:style-name="Source_20_Text">'G'</text:span>). Return the nucleotide's complement. </text:p>
          </table:table-cell>
        </table:table-row>
        <table:table-row>
          <table:table-cell table:style-name="Table3.A2" office:value-type="string">
            <text:p text:style-name="Table_20_Contents"><text:span text:style-name="Source_20_Text">get_complementary_sequence:</text:span><text:line-break/><text:span text:style-name="Source_20_Text">(str) -&gt; str</text:span> </text:p>
          </table:table-cell>
          <table:table-cell table:style-name="Table3.B2" office:value-type="string">
            <text:p text:style-name="Table_20_Contents">The parameter is a DNA sequence. Return the DNA sequence that is complementary to the given DNA sequence. <text:line-break/>For exmaple, if you call this function with <text:span text:style-name="Source_20_Text">'AT'</text:span> as the argument, it should return <text:span text:style-name="Source_20_Text">'TA'</text:span>. </text:p>
          </table:table-cell>
        </table:table-row>
      </table:table>
      <text:p text:style-name="Text_20_body">Once you have finished writing these functions, in IDLE, choose Run -&gt; Run Module. In the shell, test your function by running some example function calls. You can also submit your assignment to see whether you're on the right track: remember, you can submit once every hour up until the deadline. If the example calls return the expected results and you pass all the tests when you submit, move on to Step 4. Otherwise, modify your code and repeat the tests. </text:p>
      <text:p text:style-name="Horizontal_20_Line"/>
      <text:h text:style-name="Heading_20_3" text:outline-level="3">Step 5: Submit your work </text:h>
      <text:p text:style-name="Text_20_body">Go to the Assignments page and click the appropriate Submit button. Choose your completed <text:span text:style-name="T1">a2.py</text:span> file. It should be marked within a few minutes. You can see your results by clicking on your Score. </text:p>
      <text:p text:style-name="Text_20_body">You can submit <text:span text:style-name="T1">a2.py</text:span> once every hour. Notice that this means that you can submit a lot of times before the due date if you start early. You can even submit before you've finished all of the functions. We will take the highest score out of all of your sub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2T19:06:39.23</meta:creation-date>
    <meta:document-statistic meta:table-count="3" meta:image-count="0" meta:object-count="0" meta:page-count="3" meta:paragraph-count="53" meta:word-count="1167" meta:character-count="6899"/>
    <dc:date>2012-10-12T19:07:12.54</dc:date>
    <meta:editing-duration>PT33S</meta:editing-duration>
    <meta:editing-cycles>1</meta:editing-cycles>
    <meta:generator>OpenOffice.org/3.4$Win32 OpenOffice.org_project/340m1$Build-9590</meta:generator>
  </office:meta>
</office:document-meta>
</file>